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Marginalia">
      <style:text-properties fo:language="ru" fo:country="RU" officeooo:rsid="000c81ea" officeooo:paragraph-rsid="000c81ea"/>
    </style:style>
    <style:style style:name="P3" style:family="paragraph" style:parent-style-name="Код" style:master-page-name="">
      <loext:graphic-properties draw:fill="none"/>
      <style:paragraph-properties fo:margin-left="0cm" fo:margin-right="-0.3cm" fo:text-indent="0cm" style:auto-text-indent="false" style:page-number="auto" fo:background-color="transparent" fo:padding="0.049cm" fo:border="0.06pt solid #b2b2b2" style:shadow="none"/>
    </style:style>
    <style:style style:name="P4" style:family="paragraph" style:parent-style-name="Код">
      <loext:graphic-properties draw:fill="none"/>
      <style:paragraph-properties fo:margin-left="0cm" fo:margin-right="-0.3cm" fo:text-indent="0cm" style:auto-text-indent="false" fo:background-color="transparent" fo:padding="0.049cm" fo:border="0.06pt solid #b2b2b2" style:shadow="none"/>
    </style:style>
    <style:style style:name="P5" style:family="paragraph" style:parent-style-name="Heading_20_1">
      <style:text-properties style:language-asian="ru" style:country-asian="RU"/>
    </style:style>
    <style:style style:name="P6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officeooo:rsid="000c81ea"/>
    </style:style>
    <style:style style:name="T4" style:family="text">
      <style:text-properties fo:language="ru" fo:country="RU"/>
    </style:style>
    <style:style style:name="T5" style:family="text">
      <style:text-properties style:language-asian="ru" style:country-asian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Лабораторная работа 1<text:span text:style-name="T3">8</text:span></text:h>
      <text:h text:style-name="Heading_20_4" text:outline-level="4"><text:span text:style-name="T2">19.1</text:span><text:span text:style-name="T5"> [#</text:span><text:span text:style-name="T2">2</text:span><text:span text:style-name="T5">0]</text:span></text:h>
      <text:p text:style-name="Text_20_body"><text:span text:style-name="T5">Разработайте функцию </text:span><text:span text:style-name="T2">Read Digit</text:span></text:p>
      <text:p text:style-name="P3">FUNCTION ReadDigit(VAR F: TEXT): INTEGER;</text:p>
      <text:p text:style-name="P4">{Считывает текущий символ из файла, если он - цифра, возвращает его </text:p>
      <text:p text:style-name="P4"> преобразуя в значение типа INTEGER. </text:p>
      <text:p text:style-name="P4"> Если считанный символ не цифра возвращается -1}</text:p>
      <text:p text:style-name="Text_20_body"/>
      <text:p text:style-name="Text_20_body">Например, для входной строки ┼123x┼, значение выражения</text:p>
      <text:p text:style-name="P6">ReadDigit+ReadDigit+ReadDigit+ReadDigit = 5.</text:p>
      <text:p text:style-name="P2">Не забудьте про защищенное чтение</text:p>
      <text:h text:style-name="Heading_20_4" text:outline-level="4"><text:span text:style-name="T1">19.2</text:span> [#<text:span text:style-name="T1">3</text:span>0]</text:h>
      <text:p text:style-name="Text_20_body">Используя функцию <text:span text:style-name="T1">Read</text:span> <text:span text:style-name="T1">Digit</text:span>, разработайте функцию <text:span text:style-name="T1">Read Number</text:span></text:p>
      <text:p text:style-name="Код">FUNCTION ReadNumber(VAR F: TEXT): INTEGER;</text:p>
      <text:p text:style-name="Код">{Преобразует строку цифр из файла, завершающуюся <text:span text:style-name="T4">нецифр</text:span><text:span text:style-name="T3">о</text:span><text:span text:style-name="T1">вым</text:span> символом, </text:p>
      <text:p text:style-name="Код"> в соответствующее целочисленное значение <text:span text:style-name="T1">N</text:span>, и возвращает <text:span text:style-name="T1">N</text:span>}</text:p>
      <text:p text:style-name="Text_20_body"/>
      <text:p text:style-name="Text_20_body">Организуйте контроль переполнения. В случае, если считываемое число больше MAXINT, функция возвращает -1. </text:p>
      <text:p text:style-name="Marginalia">Контроль переполнения нужно выполнять до того, как переполнение произойдет. Нужно исключить возможность переполнения при добавлении к числу следующей цифры.</text:p>
      <text:h text:style-name="Heading_20_4" text:outline-level="4"><text:span text:style-name="T1">19.3</text:span> [#30]</text:h>
      <text:p text:style-name="Standard">Разработайте программу Stat, которая, используя функцию ReadNumber для файла целых чисел, определяет минимальное, максимальное и среднее арифметическое. Сделайте контроль переполнения.</text:p>
      <text:p text:style-name="Standard">Организуйте вычисления с учетом дробной части в две значащих цифры.</text:p>
      <text:p text:style-name="Marginalia">Здесь переполнение может произойти не только при чтении числа в функции <text:span text:style-name="T1">ReadNumber, </text:span><text:span text:style-name="T4">но и при сложении чисел. Эту ситуацию нужно разрешить так, чтобы переполнения не произошл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auto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7H59M48S</meta:editing-duration>
    <meta:editing-cycles>34</meta:editing-cycles>
    <meta:generator>LibreOffice/5.1.3.2$Windows_x86 LibreOffice_project/644e4637d1d8544fd9f56425bd6cec110e49301b</meta:generator>
    <dc:date>2017-03-13T16:51:21.030000000</dc:date>
    <meta:document-statistic meta:table-count="0" meta:image-count="0" meta:object-count="0" meta:page-count="1" meta:paragraph-count="23" meta:word-count="183" meta:character-count="1408" meta:non-whitespace-character-count="1239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